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akaoPGothic" svg:font-family="TakaoPGothic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a7cd1" officeooo:paragraph-rsid="000a7cd1"/>
    </style:style>
    <style:style style:name="P2" style:family="paragraph" style:parent-style-name="Standard">
      <style:text-properties officeooo:rsid="000e3bc7" officeooo:paragraph-rsid="000e3bc7"/>
    </style:style>
    <style:style style:name="P3" style:family="paragraph" style:parent-style-name="Standard">
      <style:text-properties officeooo:rsid="000edea6" officeooo:paragraph-rsid="000edea6"/>
    </style:style>
    <style:style style:name="P4" style:family="paragraph" style:parent-style-name="Standard">
      <style:text-properties officeooo:rsid="000fd98d" officeooo:paragraph-rsid="000fd98d"/>
    </style:style>
    <style:style style:name="P5" style:family="paragraph" style:parent-style-name="Standard">
      <style:text-properties officeooo:rsid="000fd98d" officeooo:paragraph-rsid="0016738c"/>
    </style:style>
    <style:style style:name="P6" style:family="paragraph" style:parent-style-name="Standard">
      <style:text-properties officeooo:rsid="00147a0d" officeooo:paragraph-rsid="00147a0d"/>
    </style:style>
    <style:style style:name="P7" style:family="paragraph" style:parent-style-name="Standard">
      <style:text-properties officeooo:paragraph-rsid="000edea6"/>
    </style:style>
    <style:style style:name="P8" style:family="paragraph" style:parent-style-name="Standard">
      <style:text-properties officeooo:rsid="00196c34" officeooo:paragraph-rsid="00196c34"/>
    </style:style>
    <style:style style:name="P9" style:family="paragraph" style:parent-style-name="Standard">
      <style:text-properties fo:font-size="10.5pt" officeooo:rsid="000a7cd1" officeooo:paragraph-rsid="000a7cd1" style:font-size-asian="10.5pt" style:font-size-complex="10.5pt"/>
    </style:style>
    <style:style style:name="P10" style:family="paragraph" style:parent-style-name="標準">
      <style:text-properties fo:font-size="10.5pt" officeooo:rsid="000a7cd1" officeooo:paragraph-rsid="000a7cd1" style:font-size-asian="10.5pt" style:font-size-complex="10.5pt"/>
    </style:style>
    <style:style style:name="P11" style:family="paragraph" style:parent-style-name="標準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0.5pt" fo:font-weight="normal" style:font-size-asian="10.5pt" style:font-weight-asian="normal" style:font-size-complex="10.5pt"/>
    </style:style>
    <style:style style:name="P12" style:family="paragraph" style:parent-style-name="標準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0.5pt" style:font-size-asian="10.5pt" style:font-size-complex="10.5pt"/>
    </style:style>
    <style:style style:name="P13" style:family="paragraph" style:parent-style-name="標準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0.5pt" officeooo:paragraph-rsid="001b7d35" style:font-size-asian="10.5pt" style:font-size-complex="10.5pt"/>
    </style:style>
    <style:style style:name="P14" style:family="paragraph" style:parent-style-name="標準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0.5pt" officeooo:rsid="001b7d35" officeooo:paragraph-rsid="001b7d35" style:font-size-asian="10.5pt" style:font-size-complex="10.5pt"/>
    </style:style>
    <style:style style:name="P15" style:family="paragraph" style:parent-style-name="標準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0.5pt" officeooo:rsid="001c256d" officeooo:paragraph-rsid="001c256d" style:font-size-asian="10.5pt" style:font-size-complex="10.5pt"/>
    </style:style>
    <style:style style:name="T1" style:family="text">
      <style:text-properties officeooo:rsid="000fd98d"/>
    </style:style>
    <style:style style:name="T2" style:family="text">
      <style:text-properties style:font-name="Liberation Sans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試案</text:p>
      <text:p text:style-name="P11"/>
      <text:p text:style-name="P13">最初は全くわからない</text:p>
      <text:p text:style-name="P13">前回の真理値表の書き方に習う</text:p>
      <text:p text:style-name="P11"/>
      <text:p text:style-name="P12">やってみる</text:p>
      <text:p text:style-name="P11"/>
      <text:p text:style-name="P12"><text:span text:style-name="T2">ise</text:span>を使って表示</text:p>
      <text:p text:style-name="P12"><text:tab/></text:p>
      <text:p text:style-name="P12">やった！表示できた！</text:p>
      <text:p text:style-name="P12">でも、他ぐちゃぐちゃ</text:p>
      <text:p text:style-name="P12"><text:tab/></text:p>
      <text:p text:style-name="P12">え！他どうやって消すの？</text:p>
      <text:p text:style-name="P11"/>
      <text:p text:style-name="P12">他の真理値表書く</text:p>
      <text:p text:style-name="P12"><text:tab/></text:p>
      <text:p text:style-name="P12">４つからいきなり１６の組み合わせ</text:p>
      <text:p text:style-name="P11"/>
      <text:p text:style-name="P12">手計算しんどい、、、無理！</text:p>
      <text:p text:style-name="P11"/>
      <text:p text:style-name="P12">ググる</text:p>
      <text:p text:style-name="P11"/>
      <text:p text:style-name="P12">あっしゅ君との出会い</text:p>
      <text:p text:style-name="P12"/>
      <text:p text:style-name="P15">XORを発見！！</text:p>
      <text:p text:style-name="P11"/>
      <text:p text:style-name="P14">iseで表示</text:p>
      <text:p text:style-name="P14"/>
      <text:p text:style-name="P14">どう考えてもおかしい</text:p>
      <text:p text:style-name="P12"/>
      <text:p text:style-name="P12">あっしゅ裏切る</text:p>
      <text:p text:style-name="P11"/>
      <text:p text:style-name="P12">手計算に戻る、けど、、、</text:p>
      <text:p text:style-name="P11"/>
      <text:p text:style-name="P12">全部<text:span text:style-name="T2">A</text:span>からの派生？</text:p>
      <text:p text:style-name="P12"/>
      <text:p text:style-name="P12">最初の表示が生きる</text:p>
      <text:p text:style-name="P11"/>
      <text:p text:style-name="P9">あれ簡単</text:p>
      <text:p text:style-name="P9"/>
      <text:p text:style-name="P9">ブレットボードで配線</text:p>
      <text:p text:style-name="P9"/>
      <text:p text:style-name="P9">やっているうちに素子や7セグの配置が最適では無いのに気付く</text:p>
      <text:p text:style-name="P9"/>
      <text:p text:style-name="P9">ジャングルにする決意</text:p>
      <text:p text:style-name="P9"/>
      <text:p text:style-name="P9">完成！！！</text:p>
      <text:p text:style-name="P9"/>
      <text:p text:style-name="P9">結論</text:p>
      <text:p text:style-name="P9">当たり回路だった</text:p>
      <text:p text:style-name="P9">あっしゅ君のおかげで早く出来た</text:p>
      <text:p text:style-name="P9"/>
      <text:p text:style-name="P9">でも、バグのおかげでより素子の種類を少なく出来た</text:p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課題</text:p>
      <text:p text:style-name="P1">ROT_7SEGの回路</text:p>
      <text:p text:style-name="P1"/>
      <text:p text:style-name="P1">ロータリースイッチを用いて、0、5、A、F時に０、５、A、Fのみ表示し、それ以外の場合には全消灯する回路を作成する</text:p>
      <text:p text:style-name="P1"/>
      <text:p text:style-name="P1">最初は全くやり方の見当がつかない。</text:p>
      <text:p text:style-name="P1">表示できる可能性としては０，５，Fは動かせないが、Aならば<text:span text:style-name="T1">a(7SEGのｆの部分を消したもの)が作れそうだが、綺麗ではないので一旦保留する。なので、０，５，A,Fでまずはやってみる。</text:span></text:p>
      <text:p text:style-name="P1"/>
      <text:p text:style-name="P1">その前の課題が４つのスイッチを用いて、０、１、２、３の時に0､1､2､3を表示するものだったので、よくわからないが同じような真理値表を書いてみる。</text:p>
      <text:p text:style-name="P1"/>
      <text:p text:style-name="P1"><draw:frame draw:style-name="fr1" draw:name="オブジェクト3" text:anchor-type="paragraph" svg:x="0.046cm" svg:y="0.192cm" svg:width="16.454cm" svg:height="2.2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左が正論理のもので、右はそれを負論理にしたものである。</text:p>
      <text:p text:style-name="P1">前回と同じように考えると、</text:p>
      <text:p text:style-name="P1"/>
      <text:p text:style-name="P3">R0とR2、R1とR3は同じであるので、とても簡単な回路ではないかと疑う。</text:p>
      <text:p text:style-name="P3"/>
      <text:p text:style-name="P4">A = GND</text:p>
      <text:p text:style-name="P4">B = R0</text:p>
      <text:p text:style-name="P5">C = R0・R1</text:p>
      <text:p text:style-name="P4">D = R1</text:p>
      <text:p text:style-name="P6">E = ~R0・R1</text:p>
      <text:p text:style-name="P6">F = ~R0・R1</text:p>
      <text:p text:style-name="P6">G = ~R0・~R1</text:p>
      <text:p text:style-name="P6">Dp = GND</text:p>
      <text:p text:style-name="P6"/>
      <text:p text:style-name="P8"/>
      <text:p text:style-name="P6"/>
      <text:p text:style-name="P6"/>
      <text:p text:style-name="P7"/>
      <text:p text:style-name="P1">真理値表は以下になる。</text:p>
      <text:p text:style-name="P1"/>
      <text:p text:style-name="P1"/>
      <text:p text:style-name="P1"><draw:frame draw:style-name="fr1" draw:name="オブジェクト1" text:anchor-type="paragraph" svg:x="0.593cm" svg:y="0cm" svg:width="8.31cm" svg:height="7.7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これは正論理になってしまうので、最後に０１を逆転させて負論理にする。</text:p>
      <text:p text:style-name="P1"/>
      <text:p text:style-name="P1"/>
      <text:p text:style-name="P1"><draw:frame draw:style-name="fr1" draw:name="オブジェクト2" text:anchor-type="paragraph" svg:x="0.503cm" svg:y="0cm" svg:width="7.68cm" svg:height="7.7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akaoPGothic" svg:font-family="TakaoPGothic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TakaoPGothic1" style:font-size-asian="10.5pt" style:language-asian="ja" style:country-asian="JP" style:font-name-complex="TakaoPGothi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1" style:font-family-asian="TakaoPGothic" style:font-family-generic-asian="system" style:font-pitch-asian="variable" style:font-size-asian="14pt" style:font-name-complex="TakaoPGothic1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標準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矢印先端付きオブジェクト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影付きオブジェクト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オブジェクト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本文両端揃え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タイトル_20_1" style:display-name="タイトル 1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タイトル_20_2" style:display-name="タイトル 2" style:family="paragraph" style:parent-style-name="標準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寸法線" style:family="paragraph" style:parent-style-name="標準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準_7e_LT_7e_Gliederung_20_1" style:display-name="標準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31.5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標準_7e_LT_7e_Gliederung_20_2" style:display-name="標準~LT~Gliederung 2" style:family="paragraph" style:parent-style-name="標準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標準_7e_LT_7e_Gliederung_20_3" style:display-name="標準~LT~Gliederung 3" style:family="paragraph" style:parent-style-name="標準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標準_7e_LT_7e_Gliederung_20_4" style:display-name="標準~LT~Gliederung 4" style:family="paragraph" style:parent-style-name="標準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5" style:display-name="標準~LT~Gliederung 5" style:family="paragraph" style:parent-style-name="標準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6" style:display-name="標準~LT~Gliederung 6" style:family="paragraph" style:parent-style-name="標準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7" style:display-name="標準~LT~Gliederung 7" style:family="paragraph" style:parent-style-name="標準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8" style:display-name="標準~LT~Gliederung 8" style:family="paragraph" style:parent-style-name="標準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Gliederung_20_9" style:display-name="標準~LT~Gliederung 9" style:family="paragraph" style:parent-style-name="標準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準_7e_LT_7e_Titel" style:display-name="標準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標準_7e_LT_7e_Untertitel" style:display-name="標準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31.5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標準_7e_LT_7e_Notizen" style:display-name="標準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標準_7e_LT_7e_Hintergrundobjekte" style:display-name="標準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標準_7e_LT_7e_Hintergrund" style:display-name="標準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kaoPGothic" fo:font-family="TakaoPGothic" style:font-family-generic="roman" style:font-pitch="variable" fo:font-size="18pt" style:letter-kerning="true" style:font-name-asian="TakaoPGothic1" style:font-family-asian="TakaoPGothic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kaoPGothic" fo:font-family="TakaoPGothic" style:font-family-generic="roman" style:font-pitch="variable" fo:font-size="18pt" style:letter-kerning="true" style:font-size-asian="18pt"/>
    </style:style>
    <style:style style:name="サブタイトル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31.5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背景のオブジェクト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ノート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アウトライン_20_1" style:display-name="アウトライン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31.5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アウトライン_20_2" style:display-name="アウトライン 2" style:family="paragraph" style:parent-style-name="アウトライン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アウトライン_20_3" style:display-name="アウトライン 3" style:family="paragraph" style:parent-style-name="アウトライン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アウトライン_20_4" style:display-name="アウトライン 4" style:family="paragraph" style:parent-style-name="アウトライン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5" style:display-name="アウトライン 5" style:family="paragraph" style:parent-style-name="アウトライン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6" style:display-name="アウトライン 6" style:family="paragraph" style:parent-style-name="アウトライン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7" style:display-name="アウトライン 7" style:family="paragraph" style:parent-style-name="アウトライン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8" style:display-name="アウトライン 8" style:family="paragraph" style:parent-style-name="アウトライン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アウトライン_20_9" style:display-name="アウトライン 9" style:family="paragraph" style:parent-style-name="アウトライン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cus_7e_LT_7e_Gliederung_20_1" style:display-name="focus~LT~Gliederung 1" style:family="paragraph" style:default-outline-level="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 style:writing-mode="lr-tb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cus_7e_LT_7e_Gliederung_20_2" style:display-name="focus~LT~Gliederung 2" style:family="paragraph" style:parent-style-name="focus_7e_LT_7e_Gliederung_20_1" style:default-outline-level="">
      <style:paragraph-properties fo:margin-left="0cm" fo:margin-right="0cm" fo:margin-top="0cm" fo:margin-bottom="0.4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3" style:display-name="focus~LT~Gliederung 3" style:family="paragraph" style:parent-style-name="focus_7e_LT_7e_Gliederung_20_2" style:default-outline-level="">
      <style:paragraph-properties fo:margin-left="0cm" fo:margin-right="0cm" fo:margin-top="0cm" fo:margin-bottom="0.3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4" style:display-name="focus~LT~Gliederung 4" style:family="paragraph" style:parent-style-name="focus_7e_LT_7e_Gliederung_20_3" style:default-outline-level="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5" style:display-name="focus~LT~Gliederung 5" style:family="paragraph" style:parent-style-name="focus_7e_LT_7e_Gliederung_20_4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6" style:display-name="focus~LT~Gliederung 6" style:family="paragraph" style:parent-style-name="focus_7e_LT_7e_Gliederung_20_5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7" style:display-name="focus~LT~Gliederung 7" style:family="paragraph" style:parent-style-name="focus_7e_LT_7e_Gliederung_20_6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8" style:display-name="focus~LT~Gliederung 8" style:family="paragraph" style:parent-style-name="focus_7e_LT_7e_Gliederung_20_7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Gliederung_20_9" style:display-name="focus~LT~Gliederung 9" style:family="paragraph" style:parent-style-name="focus_7e_LT_7e_Gliederung_20_8" style:default-outline-level="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fo:color="#666666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focus_7e_LT_7e_Titel" style:display-name="focu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cus_7e_LT_7e_Untertitel" style:display-name="foc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cus_7e_LT_7e_Notizen" style:display-name="foc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cus_7e_LT_7e_Hintergrundobjekte" style:display-name="focu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cus_7e_LT_7e_Hintergrund" style:display-name="focu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izarin_7e_LT_7e_Gliederung_20_1" style:display-name="alizarin~LT~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kaoPGothic1" style:font-family-asian="TakaoPGothic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tractYellow_7e_LT_7e_Gliederung_20_1" style:display-name="AbstractYellow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Yellow_7e_LT_7e_Gliederung_20_2" style:display-name="AbstractYellow~LT~Gliederung 2" style:family="paragraph" style:parent-style-name="AbstractYellow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bstractYellow_7e_LT_7e_Gliederung_20_3" style:display-name="AbstractYellow~LT~Gliederung 3" style:family="paragraph" style:parent-style-name="AbstractYellow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bstractYellow_7e_LT_7e_Gliederung_20_4" style:display-name="AbstractYellow~LT~Gliederung 4" style:family="paragraph" style:parent-style-name="AbstractYellow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5" style:display-name="AbstractYellow~LT~Gliederung 5" style:family="paragraph" style:parent-style-name="AbstractYellow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6" style:display-name="AbstractYellow~LT~Gliederung 6" style:family="paragraph" style:parent-style-name="AbstractYellow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7" style:display-name="AbstractYellow~LT~Gliederung 7" style:family="paragraph" style:parent-style-name="AbstractYellow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8" style:display-name="AbstractYellow~LT~Gliederung 8" style:family="paragraph" style:parent-style-name="AbstractYellow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Gliederung_20_9" style:display-name="AbstractYellow~LT~Gliederung 9" style:family="paragraph" style:parent-style-name="AbstractYellow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tractYellow_7e_LT_7e_Titel" style:display-name="AbstractYellow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Yellow_7e_LT_7e_Untertitel" style:display-name="AbstractYellow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Yellow_7e_LT_7e_Notizen" style:display-name="AbstractYel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tractYellow_7e_LT_7e_Hintergrundobjekte" style:display-name="AbstractYellow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tractYellow_7e_LT_7e_Hintergrund" style:display-name="AbstractYellow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Gliederung_20_1" style:display-name="Vintag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_7e_LT_7e_Gliederung_20_1" style:display-name="Impress~LT~Gliederung 1" style:family="paragraph" style:default-outline-level="">
      <style:paragraph-properties fo:margin-left="0cm" fo:margin-right="0cm" fo:margin-top="0cm" fo:margin-bottom="0.663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cm" fo:margin-right="0cm" fo:margin-top="0cm" fo:margin-bottom="0.527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cm" fo:margin-right="0cm" fo:margin-top="0cm" fo:margin-bottom="0.395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cm" fo:margin-right="0cm" fo:margin-top="0cm" fo:margin-bottom="0.263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cm" fo:margin-right="0cm" fo:margin-top="0cm" fo:margin-bottom="0.129cm" loext:contextual-spacing="false" fo:text-indent="0cm" style:auto-text-indent="false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TakaoPGothic1" style:font-family-asian="TakaoPGothic" style:font-family-generic-asian="system" style:font-pitch-asian="variable" style:font-size-asian="3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kaoPGothic1" style:font-family-asian="TakaoPGothic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unset_7e_LT_7e_Gliederung_20_1" style:display-name="Sunse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unset_7e_LT_7e_Gliederung_20_2" style:display-name="Sunset~LT~Gliederung 2" style:family="paragraph" style:parent-style-name="Sunse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unset_7e_LT_7e_Gliederung_20_3" style:display-name="Sunset~LT~Gliederung 3" style:family="paragraph" style:parent-style-name="Sunset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unset_7e_LT_7e_Gliederung_20_4" style:display-name="Sunset~LT~Gliederung 4" style:family="paragraph" style:parent-style-name="Sunset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5" style:display-name="Sunset~LT~Gliederung 5" style:family="paragraph" style:parent-style-name="Sunse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6" style:display-name="Sunset~LT~Gliederung 6" style:family="paragraph" style:parent-style-name="Sunse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7" style:display-name="Sunset~LT~Gliederung 7" style:family="paragraph" style:parent-style-name="Sunse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8" style:display-name="Sunset~LT~Gliederung 8" style:family="paragraph" style:parent-style-name="Sunse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Gliederung_20_9" style:display-name="Sunset~LT~Gliederung 9" style:family="paragraph" style:parent-style-name="Sunse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nset_7e_LT_7e_Titel" style:display-name="Sunse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unset_7e_LT_7e_Untertitel" style:display-name="Sunse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unset_7e_LT_7e_Notizen" style:display-name="Sunse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unset_7e_LT_7e_Hintergrundobjekte" style:display-name="Sunse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unset_7e_LT_7e_Hintergrund" style:display-name="Sunse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kaoPGothic1" style:font-family-asian="TakaoPGothic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7:26:05.474434737</meta:creation-date>
    <dc:date>2018-05-05T07:59:49.235946860</dc:date>
    <meta:editing-duration>PT17H54M8S</meta:editing-duration>
    <meta:editing-cycles>7</meta:editing-cycles>
    <meta:generator>LibreOffice/5.1.6.2$Linux_X86_64 LibreOffice_project/10m0$Build-2</meta:generator>
    <meta:document-statistic meta:table-count="0" meta:image-count="0" meta:object-count="3" meta:page-count="3" meta:paragraph-count="51" meta:word-count="671" meta:character-count="733" meta:non-whitespace-character-count="7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4"/>
        <table:table-column table:style-name="co2" table:default-cell-style-name="ce28"/>
        <table:table-column table:style-name="co2" table:number-columns-repeated="2" table:default-cell-style-name="Default"/>
        <table:table-column table:style-name="co2" table:default-cell-style-name="ce35"/>
        <table:table-column table:style-name="co3" table:default-cell-style-name="ce28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ce35"/>
        <table:table-row table:style-name="ro1">
          <table:table-cell table:style-name="ce22"/>
          <table:table-cell table:style-name="ce26" office:value-type="string" calcext:value-type="string">
            <text:p>R0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2</text:p>
          </table:table-cell>
          <table:table-cell table:style-name="ce33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3" office:value-type="string" calcext:value-type="string">
            <text:p>Dp</text:p>
          </table:table-cell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00/00/00</text:date>, <text:time style:data-style-name="N2" text:time-value="17:40:17.4333812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27mm"/>
    </style:style>
    <style:style style:name="co3" style:family="table-column">
      <style:table-column-properties fo:break-before="auto" style:column-width="7.13mm"/>
    </style:style>
    <style:style style:name="co4" style:family="table-column">
      <style:table-column-properties fo:break-before="auto" style:column-width="5.06mm"/>
    </style:style>
    <style:style style:name="co5" style:family="table-column">
      <style:table-column-properties fo:break-before="auto" style:column-width="4.8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ce24"/>
        <table:table-column table:style-name="co3" table:default-cell-style-name="ce27"/>
        <table:table-column table:style-name="co3" table:number-columns-repeated="2" table:default-cell-style-name="Default"/>
        <table:table-column table:style-name="co3" table:default-cell-style-name="ce32"/>
        <table:table-column table:style-name="co4" table:default-cell-style-name="ce27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32"/>
        <table:table-row table:style-name="ro1">
          <table:table-cell table:number-columns-repeated="14"/>
          <table:table-cell table:style-name="ce22"/>
          <table:table-cell table:style-name="ce26" office:value-type="string" calcext:value-type="string">
            <text:p>R0</text:p>
          </table:table-cell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R2</text:p>
          </table:table-cell>
          <table:table-cell table:style-name="ce31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table:style-name="ce31" office:value-type="string" calcext:value-type="string">
            <text:p>Dp</text:p>
          </table:table-cell>
        </table:table-row>
        <table:table-row table:style-name="ro1">
          <table:table-cell table:number-columns-repeated="14"/>
          <table:table-cell table:style-name="ce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25" office:value-type="string" calcext:value-type="string">
            <text:p>F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00/00/00</text:date>, <text:time style:data-style-name="N2" text:time-value="17:59:47.0527331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4.66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7.13mm"/>
    </style:style>
    <style:style style:name="co8" style:family="table-column">
      <style:table-column-properties fo:break-before="auto" style:column-width="5.06mm"/>
    </style:style>
    <style:style style:name="co9" style:family="table-column">
      <style:table-column-properties fo:break-before="auto" style:column-width="4.8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9">
          <table:table-cell table:number-columns-repeated="27"/>
        </table:table-row>
        <table:table-row table:style-name="ro1">
          <table:table-cell table:style-name="ce22"/>
          <table:table-cell table:style-name="ce26" office:value-type="string" calcext:value-type="string">
            <text:p>R0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2</text:p>
          </table:table-cell>
          <table:table-cell table:style-name="ce33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3" office:value-type="string" calcext:value-type="string">
            <text:p>Dp</text:p>
          </table:table-cell>
          <table:table-cell/>
          <table:table-cell table:style-name="ce22"/>
          <table:table-cell table:style-name="ce26" office:value-type="string" calcext:value-type="string">
            <text:p>R0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2</text:p>
          </table:table-cell>
          <table:table-cell table:style-name="ce33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3" office:value-type="string" calcext:value-type="string">
            <text:p>Dp</text:p>
          </table:table-cell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8" table:formula="of:=IF([.B21]=0;1;0)" office:value-type="float" office:value="1" calcext:value-type="float">
            <text:p>1</text:p>
          </table:table-cell>
          <table:table-cell table:formula="of:=IF([.C21]=0;1;0)" office:value-type="float" office:value="1" calcext:value-type="float">
            <text:p>1</text:p>
          </table:table-cell>
          <table:table-cell table:formula="of:=IF([.D21]=0;1;0)" office:value-type="float" office:value="1" calcext:value-type="float">
            <text:p>1</text:p>
          </table:table-cell>
          <table:table-cell table:style-name="ce35" table:formula="of:=IF([.E21]=0;1;0)" office:value-type="float" office:value="1" calcext:value-type="float">
            <text:p>1</text:p>
          </table:table-cell>
          <table:table-cell table:style-name="ce27" table:formula="of:=IF([.F21]=0;1;0)" office:value-type="float" office:value="0" calcext:value-type="float">
            <text:p>0</text:p>
          </table:table-cell>
          <table:table-cell table:style-name="ce31" table:formula="of:=IF([.G21]=0;1;0)" office:value-type="float" office:value="0" calcext:value-type="float">
            <text:p>0</text:p>
          </table:table-cell>
          <table:table-cell table:style-name="ce31" table:formula="of:=IF([.H21]=0;1;0)" office:value-type="float" office:value="0" calcext:value-type="float">
            <text:p>0</text:p>
          </table:table-cell>
          <table:table-cell table:style-name="ce31" table:formula="of:=IF([.I21]=0;1;0)" office:value-type="float" office:value="0" calcext:value-type="float">
            <text:p>0</text:p>
          </table:table-cell>
          <table:table-cell table:style-name="ce31" table:formula="of:=IF([.J21]=0;1;0)" office:value-type="float" office:value="0" calcext:value-type="float">
            <text:p>0</text:p>
          </table:table-cell>
          <table:table-cell table:style-name="ce31" table:formula="of:=IF([.K21]=0;1;0)" office:value-type="float" office:value="0" calcext:value-type="float">
            <text:p>0</text:p>
          </table:table-cell>
          <table:table-cell table:style-name="ce31" table:formula="of:=IF([.L21]=0;1;0)" office:value-type="float" office:value="1" calcext:value-type="float">
            <text:p>1</text:p>
          </table:table-cell>
          <table:table-cell table:style-name="ce34" table:formula="of:=IF([.M21]=0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8" table:formula="of:=IF([.B22]=0;1;0)" office:value-type="float" office:value="1" calcext:value-type="float">
            <text:p>1</text:p>
          </table:table-cell>
          <table:table-cell table:formula="of:=IF([.C22]=0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style-name="ce35" table:formula="of:=IF([.E22]=0;1;0)" office:value-type="float" office:value="0" calcext:value-type="float">
            <text:p>0</text:p>
          </table:table-cell>
          <table:table-cell table:style-name="ce28" table:formula="of:=IF([.F22]=0;1;0)" office:value-type="float" office:value="0" calcext:value-type="float">
            <text:p>0</text:p>
          </table:table-cell>
          <table:table-cell table:formula="of:=IF([.G22]=0;1;0)" office:value-type="float" office:value="1" calcext:value-type="float">
            <text:p>1</text:p>
          </table:table-cell>
          <table:table-cell table:formula="of:=IF([.H22]=0;1;0)" office:value-type="float" office:value="0" calcext:value-type="float">
            <text:p>0</text:p>
          </table:table-cell>
          <table:table-cell table:formula="of:=IF([.I22]=0;1;0)" office:value-type="float" office:value="0" calcext:value-type="float">
            <text:p>0</text:p>
          </table:table-cell>
          <table:table-cell table:formula="of:=IF([.J22]=0;1;0)" office:value-type="float" office:value="1" calcext:value-type="float">
            <text:p>1</text:p>
          </table:table-cell>
          <table:table-cell table:formula="of:=IF([.K22]=0;1;0)" office:value-type="float" office:value="0" calcext:value-type="float">
            <text:p>0</text:p>
          </table:table-cell>
          <table:table-cell table:formula="of:=IF([.L22]=0;1;0)" office:value-type="float" office:value="0" calcext:value-type="float">
            <text:p>0</text:p>
          </table:table-cell>
          <table:table-cell table:style-name="ce35" table:formula="of:=IF([.M22]=0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string" calcext:value-type="string">
            <text:p>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8" table:formula="of:=IF([.B23]=0;1;0)" office:value-type="float" office:value="0" calcext:value-type="float">
            <text:p>0</text:p>
          </table:table-cell>
          <table:table-cell table:formula="of:=IF([.C23]=0;1;0)" office:value-type="float" office:value="1" calcext:value-type="float">
            <text:p>1</text:p>
          </table:table-cell>
          <table:table-cell table:formula="of:=IF([.D23]=0;1;0)" office:value-type="float" office:value="0" calcext:value-type="float">
            <text:p>0</text:p>
          </table:table-cell>
          <table:table-cell table:style-name="ce35" table:formula="of:=IF([.E23]=0;1;0)" office:value-type="float" office:value="1" calcext:value-type="float">
            <text:p>1</text:p>
          </table:table-cell>
          <table:table-cell table:style-name="ce28" table:formula="of:=IF([.F23]=0;1;0)" office:value-type="float" office:value="0" calcext:value-type="float">
            <text:p>0</text:p>
          </table:table-cell>
          <table:table-cell table:formula="of:=IF([.G23]=0;1;0)" office:value-type="float" office:value="0" calcext:value-type="float">
            <text:p>0</text:p>
          </table:table-cell>
          <table:table-cell table:formula="of:=IF([.H23]=0;1;0)" office:value-type="float" office:value="0" calcext:value-type="float">
            <text:p>0</text:p>
          </table:table-cell>
          <table:table-cell table:formula="of:=IF([.I23]=0;1;0)" office:value-type="float" office:value="1" calcext:value-type="float">
            <text:p>1</text:p>
          </table:table-cell>
          <table:table-cell table:formula="of:=IF([.J23]=0;1;0)" office:value-type="float" office:value="0" calcext:value-type="float">
            <text:p>0</text:p>
          </table:table-cell>
          <table:table-cell table:formula="of:=IF([.K23]=0;1;0)" office:value-type="float" office:value="0" calcext:value-type="float">
            <text:p>0</text:p>
          </table:table-cell>
          <table:table-cell table:formula="of:=IF([.L23]=0;1;0)" office:value-type="float" office:value="0" calcext:value-type="float">
            <text:p>0</text:p>
          </table:table-cell>
          <table:table-cell table:style-name="ce35" table:formula="of:=IF([.M23]=0;1;0)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</text:p>
          </table:table-cell>
          <table:table-cell table:style-name="ce29" table:formula="of:=IF([.B24]=0;1;0)" office:value-type="float" office:value="0" calcext:value-type="float">
            <text:p>0</text:p>
          </table:table-cell>
          <table:table-cell table:style-name="ce32" table:formula="of:=IF([.C24]=0;1;0)" office:value-type="float" office:value="0" calcext:value-type="float">
            <text:p>0</text:p>
          </table:table-cell>
          <table:table-cell table:style-name="ce32" table:formula="of:=IF([.D24]=0;1;0)" office:value-type="float" office:value="0" calcext:value-type="float">
            <text:p>0</text:p>
          </table:table-cell>
          <table:table-cell table:style-name="ce36" table:formula="of:=IF([.E24]=0;1;0)" office:value-type="float" office:value="0" calcext:value-type="float">
            <text:p>0</text:p>
          </table:table-cell>
          <table:table-cell table:style-name="ce29" table:formula="of:=IF([.F24]=0;1;0)" office:value-type="float" office:value="0" calcext:value-type="float">
            <text:p>0</text:p>
          </table:table-cell>
          <table:table-cell table:style-name="ce32" table:formula="of:=IF([.G24]=0;1;0)" office:value-type="float" office:value="1" calcext:value-type="float">
            <text:p>1</text:p>
          </table:table-cell>
          <table:table-cell table:style-name="ce32" table:formula="of:=IF([.H24]=0;1;0)" office:value-type="float" office:value="1" calcext:value-type="float">
            <text:p>1</text:p>
          </table:table-cell>
          <table:table-cell table:style-name="ce32" table:formula="of:=IF([.I24]=0;1;0)" office:value-type="float" office:value="1" calcext:value-type="float">
            <text:p>1</text:p>
          </table:table-cell>
          <table:table-cell table:style-name="ce32" table:formula="of:=IF([.J24]=0;1;0)" office:value-type="float" office:value="0" calcext:value-type="float">
            <text:p>0</text:p>
          </table:table-cell>
          <table:table-cell table:style-name="ce32" table:formula="of:=IF([.K24]=0;1;0)" office:value-type="float" office:value="0" calcext:value-type="float">
            <text:p>0</text:p>
          </table:table-cell>
          <table:table-cell table:style-name="ce32" table:formula="of:=IF([.L24]=0;1;0)" office:value-type="float" office:value="0" calcext:value-type="float">
            <text:p>0</text:p>
          </table:table-cell>
          <table:table-cell table:style-name="ce36" table:formula="of:=IF([.M24]=0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00/00/00</text:date>, <text:time style:data-style-name="N2" text:time-value="11:42:46.0812146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